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639608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188" calcext:value-type="float">
            <text:p>112.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9608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5304" calcext:value-type="float">
            <text:p>111.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9608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7872" calcext:value-type="float">
            <text:p>111.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9608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3488" calcext:value-type="float">
            <text:p>111.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9608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0336" calcext:value-type="float">
            <text:p>110.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9608</text:p>
          </table:table-cell>
          <table:table-cell office:value-type="string" calcext:value-type="string">
            <text:p>202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2528" calcext:value-type="float">
            <text:p>110.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9608</text:p>
          </table:table-cell>
          <table:table-cell office:value-type="string" calcext:value-type="string">
            <text:p>201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6432" calcext:value-type="float">
            <text:p>110.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9608</text:p>
          </table:table-cell>
          <table:table-cell office:value-type="string" calcext:value-type="string">
            <text:p>2018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6808" calcext:value-type="float">
            <text:p>110.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9608</text:p>
          </table:table-cell>
          <table:table-cell office:value-type="string" calcext:value-type="string">
            <text:p>2016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2216" calcext:value-type="float">
            <text:p>108.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9608</text:p>
          </table:table-cell>
          <table:table-cell office:value-type="string" calcext:value-type="string">
            <text:p>201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804" calcext:value-type="float">
            <text:p>109.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9608</text:p>
          </table:table-cell>
          <table:table-cell office:value-type="string" calcext:value-type="string">
            <text:p>201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6808" calcext:value-type="float">
            <text:p>110.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9608</text:p>
          </table:table-cell>
          <table:table-cell office:value-type="string" calcext:value-type="string">
            <text:p>201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4512" calcext:value-type="float">
            <text:p>109.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9608</text:p>
          </table:table-cell>
          <table:table-cell office:value-type="string" calcext:value-type="string">
            <text:p>201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8416" calcext:value-type="float">
            <text:p>109.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9608</text:p>
          </table:table-cell>
          <table:table-cell office:value-type="string" calcext:value-type="string">
            <text:p>201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4032" calcext:value-type="float">
            <text:p>109.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9608</text:p>
          </table:table-cell>
          <table:table-cell office:value-type="string" calcext:value-type="string">
            <text:p>201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6976" calcext:value-type="float">
            <text:p>108.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9608</text:p>
          </table:table-cell>
          <table:table-cell office:value-type="string" calcext:value-type="string">
            <text:p>201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7728" calcext:value-type="float">
            <text:p>107.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9608</text:p>
          </table:table-cell>
          <table:table-cell office:value-type="string" calcext:value-type="string">
            <text:p>201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4616" calcext:value-type="float">
            <text:p>110.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9608</text:p>
          </table:table-cell>
          <table:table-cell office:value-type="string" calcext:value-type="string">
            <text:p>201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7728" calcext:value-type="float">
            <text:p>107.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9608</text:p>
          </table:table-cell>
          <table:table-cell office:value-type="string" calcext:value-type="string">
            <text:p>2009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944" calcext:value-type="float">
            <text:p>107.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9608</text:p>
          </table:table-cell>
          <table:table-cell office:value-type="string" calcext:value-type="string">
            <text:p>200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7248" calcext:value-type="float">
            <text:p>107.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9608</text:p>
          </table:table-cell>
          <table:table-cell office:value-type="string" calcext:value-type="string">
            <text:p>2006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5912" calcext:value-type="float">
            <text:p>107.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8" meta:object-count="0"/>
    <meta:user-defined meta:name="AppVersion">3.0</meta:user-defined>
  </office:meta>
</office:document-meta>
</file>